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7cm" fo:min-width="0.22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556cm" fo:min-width="0.552cm"/>
    </style:style>
    <style:style style:name="gr4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556cm" fo:min-width="0.514cm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556cm" fo:min-width="0.27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18pt" style:font-size-asian="16pt" style:font-size-complex="16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text-properties fo:color="#0000ff"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style:font-size-asian="16pt" style:font-size-complex="16pt"/>
    </style:style>
    <style:style style:name="T4" style:family="text">
      <style:text-properties fo:color="#0000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5" draw:id="id15" draw:layer="layout" svg:width="1.016cm" svg:height="1.016cm" svg:x="7.858cm" svg:y="5.826cm">
          <text:p text:style-name="P1"><text:span text:style-name="T1">14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4" draw:id="id14" draw:layer="layout" svg:width="1.016cm" svg:height="1.016cm" svg:x="9.89cm" svg:y="6.842cm">
          <text:p text:style-name="P1"><text:span text:style-name="T2">4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3" draw:id="id13" draw:layer="layout" svg:width="1.016cm" svg:height="1.016cm" svg:x="11.922cm" svg:y="7.858cm">
          <text:p text:style-name="P1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2" draw:id="id12" draw:layer="layout" svg:width="1.016cm" svg:height="1.016cm" svg:x="6.334cm" svg:y="6.827cm">
          <text:p text:style-name="P1"><text:span text:style-name="T2">7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1" draw:id="id11" draw:layer="layout" svg:width="1.016cm" svg:height="1.016cm" svg:x="8.366cm" svg:y="7.843cm">
          <text:p text:style-name="P1"><text:span text:style-name="T2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0" draw:id="id10" draw:layer="layout" svg:width="1.016cm" svg:height="1.016cm" svg:x="10.398cm" svg:y="8.859cm">
          <text:p text:style-name="P1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1.016cm" svg:height="1.016cm" svg:x="4.81cm" svg:y="7.858cm">
          <text:p text:style-name="P1"><text:span text:style-name="T2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8" draw:id="id8" draw:layer="layout" svg:width="1.016cm" svg:height="1.016cm" svg:x="6.842cm" svg:y="8.874cm">
          <text:p text:style-name="P1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7" draw:id="id7" draw:layer="layout" svg:width="1.016cm" svg:height="1.016cm" svg:x="8.874cm" svg:y="9.89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016cm" svg:height="1.016cm" svg:x="3.286cm" svg:y="8.927cm">
          <text:p text:style-name="P1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1.016cm" svg:height="1.016cm" svg:x="5.318cm" svg:y="9.943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4" draw:id="id4" draw:layer="layout" svg:width="1.016cm" svg:height="1.016cm" svg:x="7.35cm" svg:y="10.959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016cm" svg:height="1.016cm" svg:x="1.762cm" svg:y="9.928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1.016cm" svg:height="1.016cm" svg:x="3.794cm" svg:y="10.944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" draw:id="id1" draw:layer="layout" svg:width="1.016cm" svg:height="1.016cm" svg:x="5.826cm" svg:y="11.96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line" svg:x1="5.974cm" svg:y1="12.108cm" svg:x2="4.81cm" svg:y2="11.452cm" draw:start-shape="id1" draw:start-glue-point="5" draw:end-shape="id2" draw:end-glue-point="10" svg:d="M5974 12108l-1164-656" svg:viewBox="0 0 1165 657">
          <text:p/>
        </draw:connector>
        <draw:connector draw:style-name="gr2" draw:text-style-name="P5" draw:layer="layout" draw:type="line" svg:x1="3.942cm" svg:y1="11.092cm" svg:x2="2.778cm" svg:y2="10.436cm" draw:start-shape="id2" draw:start-glue-point="5" draw:end-shape="id3" draw:end-glue-point="10" svg:d="M3942 11092l-1164-656" svg:viewBox="0 0 1165 657">
          <text:p/>
        </draw:connector>
        <draw:connector draw:style-name="gr2" draw:text-style-name="P5" draw:layer="layout" draw:type="line" svg:x1="7.498cm" svg:y1="11.107cm" svg:x2="6.334cm" svg:y2="10.451cm" draw:start-shape="id4" draw:start-glue-point="5" draw:end-shape="id5" draw:end-glue-point="10" svg:d="M7498 11107l-1164-656" svg:viewBox="0 0 1165 657">
          <text:p/>
        </draw:connector>
        <draw:connector draw:style-name="gr2" draw:text-style-name="P5" draw:layer="layout" draw:type="line" svg:x1="5.466cm" svg:y1="10.091cm" svg:x2="4.302cm" svg:y2="9.435cm" draw:start-shape="id5" draw:start-glue-point="5" draw:end-shape="id6" draw:end-glue-point="10" svg:d="M5466 10091l-1164-656" svg:viewBox="0 0 1165 657">
          <text:p/>
        </draw:connector>
        <draw:connector draw:style-name="gr2" draw:text-style-name="P5" draw:layer="layout" draw:type="line" svg:x1="9.022cm" svg:y1="10.038cm" svg:x2="7.858cm" svg:y2="9.382cm" draw:start-shape="id7" draw:start-glue-point="5" draw:end-shape="id8" draw:end-glue-point="10" svg:d="M9022 10038l-1164-656" svg:viewBox="0 0 1165 657">
          <text:p/>
        </draw:connector>
        <draw:connector draw:style-name="gr2" draw:text-style-name="P5" draw:layer="layout" draw:type="line" svg:x1="6.99cm" svg:y1="9.022cm" svg:x2="5.826cm" svg:y2="8.366cm" draw:start-shape="id8" draw:start-glue-point="5" draw:end-shape="id9" draw:end-glue-point="10" svg:d="M6990 9022l-1164-656" svg:viewBox="0 0 1165 657">
          <text:p/>
        </draw:connector>
        <draw:connector draw:style-name="gr2" draw:text-style-name="P5" draw:layer="layout" draw:type="line" svg:x1="10.546cm" svg:y1="9.007cm" svg:x2="9.382cm" svg:y2="8.351cm" draw:start-shape="id10" draw:start-glue-point="5" draw:end-shape="id11" draw:end-glue-point="10" svg:d="M10546 9007l-1164-656" svg:viewBox="0 0 1165 657">
          <text:p/>
        </draw:connector>
        <draw:connector draw:style-name="gr2" draw:text-style-name="P5" draw:layer="layout" draw:type="line" svg:x1="8.514cm" svg:y1="7.991cm" svg:x2="7.35cm" svg:y2="7.335cm" draw:start-shape="id11" draw:start-glue-point="5" draw:end-shape="id12" draw:end-glue-point="10" svg:d="M8514 7991l-1164-656" svg:viewBox="0 0 1165 657">
          <text:p/>
        </draw:connector>
        <draw:connector draw:style-name="gr2" draw:text-style-name="P5" draw:layer="layout" draw:type="line" svg:x1="12.07cm" svg:y1="8.006cm" svg:x2="10.906cm" svg:y2="7.35cm" draw:start-shape="id13" draw:start-glue-point="5" draw:end-shape="id14" draw:end-glue-point="10" svg:d="M12070 8006l-1164-656" svg:viewBox="0 0 1165 657">
          <text:p/>
        </draw:connector>
        <draw:connector draw:style-name="gr2" draw:text-style-name="P5" draw:layer="layout" draw:type="line" svg:x1="10.038cm" svg:y1="6.99cm" svg:x2="8.874cm" svg:y2="6.334cm" draw:start-shape="id14" draw:start-glue-point="5" draw:end-shape="id15" draw:end-glue-point="10" svg:d="M10038 6990l-1164-656" svg:viewBox="0 0 1165 657">
          <text:p/>
        </draw:connector>
        <draw:connector draw:style-name="gr2" draw:text-style-name="P5" draw:layer="layout" draw:type="line" svg:x1="2.63cm" svg:y1="10.076cm" svg:x2="3.286cm" svg:y2="9.435cm" draw:start-shape="id3" draw:start-glue-point="11" draw:end-shape="id6" draw:end-glue-point="6" svg:d="M2630 10076l656-641" svg:viewBox="0 0 657 642">
          <text:p/>
        </draw:connector>
        <draw:connector draw:style-name="gr2" draw:text-style-name="P5" draw:layer="layout" draw:type="line" svg:x1="4.154cm" svg:y1="9.075cm" svg:x2="4.81cm" svg:y2="8.366cm" draw:start-shape="id6" draw:start-glue-point="11" draw:end-shape="id9" draw:end-glue-point="6" svg:d="M4154 9075l656-709" svg:viewBox="0 0 657 710">
          <text:p/>
        </draw:connector>
        <draw:connector draw:style-name="gr2" draw:text-style-name="P5" draw:layer="layout" draw:type="line" svg:x1="5.678cm" svg:y1="8.006cm" svg:x2="6.334cm" svg:y2="7.335cm" draw:start-shape="id9" draw:start-glue-point="11" draw:end-shape="id12" draw:end-glue-point="6" svg:d="M5678 8006l656-671" svg:viewBox="0 0 657 672">
          <text:p/>
        </draw:connector>
        <draw:connector draw:style-name="gr2" draw:text-style-name="P5" draw:layer="layout" draw:type="line" svg:x1="7.202cm" svg:y1="6.975cm" svg:x2="7.858cm" svg:y2="6.334cm" draw:start-shape="id12" draw:start-glue-point="11" draw:end-shape="id15" draw:end-glue-point="6" svg:d="M7202 6975l656-641" svg:viewBox="0 0 657 642">
          <text:p/>
        </draw:connector>
        <draw:connector draw:style-name="gr2" draw:text-style-name="P5" draw:layer="layout" draw:type="line" svg:x1="4.662cm" svg:y1="11.092cm" svg:x2="5.318cm" svg:y2="10.451cm" draw:start-shape="id2" draw:start-glue-point="11" draw:end-shape="id5" draw:end-glue-point="6" svg:d="M4662 11092l656-641" svg:viewBox="0 0 657 642">
          <text:p/>
        </draw:connector>
        <draw:connector draw:style-name="gr2" draw:text-style-name="P5" draw:layer="layout" draw:type="line" svg:x1="6.186cm" svg:y1="10.091cm" svg:x2="6.842cm" svg:y2="9.382cm" draw:start-shape="id5" draw:start-glue-point="11" draw:end-shape="id8" draw:end-glue-point="6" svg:d="M6186 10091l656-709" svg:viewBox="0 0 657 710">
          <text:p/>
        </draw:connector>
        <draw:connector draw:style-name="gr2" draw:text-style-name="P5" draw:layer="layout" draw:type="line" svg:x1="7.71cm" svg:y1="9.022cm" svg:x2="8.366cm" svg:y2="8.351cm" draw:start-shape="id8" draw:start-glue-point="11" draw:end-shape="id11" draw:end-glue-point="6" svg:d="M7710 9022l656-671" svg:viewBox="0 0 657 672">
          <text:p/>
        </draw:connector>
        <draw:connector draw:style-name="gr2" draw:text-style-name="P5" draw:layer="layout" draw:type="line" svg:x1="9.234cm" svg:y1="7.991cm" svg:x2="9.89cm" svg:y2="7.35cm" draw:start-shape="id11" draw:start-glue-point="11" draw:end-shape="id14" draw:end-glue-point="6" svg:d="M9234 7991l656-641" svg:viewBox="0 0 657 642">
          <text:p/>
        </draw:connector>
        <draw:connector draw:style-name="gr2" draw:text-style-name="P5" draw:layer="layout" draw:type="line" svg:x1="6.694cm" svg:y1="12.108cm" svg:x2="7.35cm" svg:y2="11.467cm" draw:start-shape="id1" draw:start-glue-point="11" draw:end-shape="id4" draw:end-glue-point="6" svg:d="M6694 12108l656-641" svg:viewBox="0 0 657 642">
          <text:p/>
        </draw:connector>
        <draw:connector draw:style-name="gr2" draw:text-style-name="P5" draw:layer="layout" draw:type="line" svg:x1="8.218cm" svg:y1="11.107cm" svg:x2="8.874cm" svg:y2="10.398cm" draw:start-shape="id4" draw:start-glue-point="11" draw:end-shape="id7" draw:end-glue-point="6" svg:d="M8218 11107l656-709" svg:viewBox="0 0 657 710">
          <text:p/>
        </draw:connector>
        <draw:connector draw:style-name="gr2" draw:text-style-name="P5" draw:layer="layout" draw:type="line" svg:x1="9.742cm" svg:y1="10.038cm" svg:x2="10.398cm" svg:y2="9.367cm" draw:start-shape="id7" draw:start-glue-point="11" draw:end-shape="id10" draw:end-glue-point="6" svg:d="M9742 10038l656-671" svg:viewBox="0 0 657 672">
          <text:p/>
        </draw:connector>
        <draw:connector draw:style-name="gr2" draw:text-style-name="P5" draw:layer="layout" draw:type="line" svg:x1="11.266cm" svg:y1="9.007cm" svg:x2="11.922cm" svg:y2="8.366cm" draw:start-shape="id10" draw:start-glue-point="11" draw:end-shape="id13" draw:end-glue-point="6" svg:d="M11266 9007l656-641" svg:viewBox="0 0 657 642">
          <text:p/>
        </draw:connector>
        <draw:frame draw:style-name="gr3" draw:text-style-name="P6" draw:layer="layout" svg:width="1.052cm" svg:height="0.806cm" svg:x="6.296cm" svg:y="12.903cm">
          <draw:text-box>
            <text:p><text:span text:style-name="T4">14</text:span></text:p>
          </draw:text-box>
        </draw:frame>
        <draw:frame draw:style-name="gr4" draw:text-style-name="P6" draw:layer="layout" svg:width="1.014cm" svg:height="0.806cm" svg:x="7.796cm" svg:y="11.803cm">
          <draw:text-box>
            <text:p><text:span text:style-name="T4">11</text:span></text:p>
          </draw:text-box>
        </draw:frame>
        <draw:frame draw:style-name="gr5" draw:text-style-name="P6" draw:layer="layout" svg:width="0.777cm" svg:height="0.806cm" svg:x="9.296cm" svg:y="10.803cm">
          <draw:text-box>
            <text:p><text:span text:style-name="T4">8</text:span></text:p>
          </draw:text-box>
        </draw:frame>
        <draw:frame draw:style-name="gr5" draw:text-style-name="P6" draw:layer="layout" svg:width="0.777cm" svg:height="0.806cm" svg:x="10.696cm" svg:y="9.803cm">
          <draw:text-box>
            <text:p><text:span text:style-name="T4">5</text:span></text:p>
          </draw:text-box>
        </draw:frame>
        <draw:frame draw:style-name="gr5" draw:text-style-name="P6" draw:layer="layout" svg:width="0.777cm" svg:height="0.806cm" svg:x="12.196cm" svg:y="8.803cm">
          <draw:text-box>
            <text:p><text:span text:style-name="T4">2</text:span></text:p>
          </draw:text-box>
        </draw:frame>
        <draw:frame draw:style-name="gr5" draw:text-style-name="P6" draw:layer="layout" svg:width="0.777cm" svg:height="0.806cm" svg:x="3.996cm" svg:y="11.803cm">
          <draw:text-box>
            <text:p><text:span text:style-name="T4">9</text:span></text:p>
          </draw:text-box>
        </draw:frame>
        <draw:frame draw:style-name="gr5" draw:text-style-name="P6" draw:layer="layout" svg:width="0.777cm" svg:height="0.806cm" svg:x="5.596cm" svg:y="10.803cm">
          <draw:text-box>
            <text:p><text:span text:style-name="T4">7</text:span></text:p>
          </draw:text-box>
        </draw:frame>
        <draw:frame draw:style-name="gr5" draw:text-style-name="P6" draw:layer="layout" svg:width="0.777cm" svg:height="0.806cm" svg:x="7.196cm" svg:y="9.703cm">
          <draw:text-box>
            <text:p><text:span text:style-name="T4">5</text:span></text:p>
          </draw:text-box>
        </draw:frame>
        <draw:frame draw:style-name="gr5" draw:text-style-name="P6" draw:layer="layout" svg:width="0.777cm" svg:height="0.806cm" svg:x="8.696cm" svg:y="8.603cm">
          <draw:text-box>
            <text:p><text:span text:style-name="T4">3</text:span></text:p>
          </draw:text-box>
        </draw:frame>
        <draw:frame draw:style-name="gr5" draw:text-style-name="P6" draw:layer="layout" svg:width="0.777cm" svg:height="0.806cm" svg:x="9.996cm" svg:y="7.703cm">
          <draw:text-box>
            <text:p><text:span text:style-name="T4">1</text:span></text:p>
          </draw:text-box>
        </draw:frame>
        <draw:frame draw:style-name="gr5" draw:text-style-name="P6" draw:layer="layout" svg:width="0.777cm" svg:height="0.806cm" svg:x="1.996cm" svg:y="10.803cm">
          <draw:text-box>
            <text:p><text:span text:style-name="T4">4</text:span></text:p>
          </draw:text-box>
        </draw:frame>
        <draw:frame draw:style-name="gr5" draw:text-style-name="P6" draw:layer="layout" svg:width="0.777cm" svg:height="0.806cm" svg:x="3.696cm" svg:y="9.703cm">
          <draw:text-box>
            <text:p><text:span text:style-name="T4">3</text:span></text:p>
          </draw:text-box>
        </draw:frame>
        <draw:frame draw:style-name="gr5" draw:text-style-name="P6" draw:layer="layout" svg:width="0.777cm" svg:height="0.806cm" svg:x="5.096cm" svg:y="8.703cm">
          <draw:text-box>
            <text:p><text:span text:style-name="T4">2</text:span></text:p>
          </draw:text-box>
        </draw:frame>
        <draw:frame draw:style-name="gr5" draw:text-style-name="P6" draw:layer="layout" svg:width="0.777cm" svg:height="0.806cm" svg:x="6.596cm" svg:y="7.703cm">
          <draw:text-box>
            <text:p><text:span text:style-name="T4">1</text:span></text:p>
          </draw:text-box>
        </draw:frame>
        <draw:frame draw:style-name="gr5" draw:text-style-name="P6" draw:layer="layout" svg:width="0.777cm" svg:height="0.806cm" svg:x="8.096cm" svg:y="6.703cm">
          <draw:text-box>
            <text:p><text:span text:style-name="T4">0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8T01:46:06.074000000</meta:creation-date>
    <dc:date>2020-04-28T02:04:22.190000000</dc:date>
    <meta:editing-duration>PT6M58S</meta:editing-duration>
    <meta:editing-cycles>2</meta:editing-cycles>
    <meta:generator>LibreOffice/6.3.2.2$Windows_X86_64 LibreOffice_project/98b30e735bda24bc04ab42594c85f7fd8be07b9c</meta:generator>
    <meta:document-statistic meta:object-count="52"/>
  </office:meta>
</office:document-meta>
</file>